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33000001A24C4E4E48922447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O-normal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8pt" fo:font-weight="bold" officeooo:paragraph-rsid="007e9781" style:font-name-asian="Arial1" style:font-size-asian="18pt" style:font-weight-asian="bold" style:font-name-complex="Arial1" style:font-size-complex="18pt"/>
    </style:style>
    <style:style style:name="P2" style:family="paragraph" style:parent-style-name="LO-normal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9pt" officeooo:paragraph-rsid="007e9781" style:font-name-asian="Arial1" style:font-size-asian="9pt" style:font-name-complex="Arial1" style:font-size-complex="9pt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1" fo:font-size="10pt" fo:font-weight="bold" officeooo:rsid="00575a22" officeooo:paragraph-rsid="00575a2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1" officeooo:rsid="00575a22" officeooo:paragraph-rsid="00575a22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alibri1" fo:font-size="10pt" fo:font-weight="bold" officeooo:rsid="00575a22" officeooo:paragraph-rsid="00576ffe" style:font-size-asian="10pt" style:font-size-complex="10pt"/>
    </style:style>
    <style:style style:name="P6" style:family="paragraph" style:parent-style-name="LO-normal">
      <style:paragraph-properties fo:text-align="center" style:justify-single-word="false"/>
      <style:text-properties officeooo:paragraph-rsid="007ce88d"/>
    </style:style>
    <style:style style:name="P7" style:family="paragraph" style:parent-style-name="LO-normal">
      <style:text-properties fo:font-weight="bold" officeooo:paragraph-rsid="007ce88d" style:font-weight-asian="bold"/>
    </style:style>
    <style:style style:name="P8" style:family="paragraph" style:parent-style-name="LO-normal">
      <style:text-properties officeooo:paragraph-rsid="007ce88d"/>
    </style:style>
    <style:style style:name="P9" style:family="paragraph" style:parent-style-name="LO-normal">
      <style:text-properties officeooo:paragraph-rsid="007f1301"/>
    </style:style>
    <style:style style:name="P10" style:family="paragraph" style:parent-style-name="LO-normal">
      <style:paragraph-properties fo:padding-left="0cm" fo:padding-right="0cm" fo:padding-top="0cm" fo:padding-bottom="0.035cm" fo:border-left="none" fo:border-right="none" fo:border-top="none" fo:border-bottom="0.74pt solid #000001"/>
      <style:text-properties officeooo:paragraph-rsid="007f1301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1" fo:font-size="10pt" fo:font-weight="bold" officeooo:rsid="00575a22" officeooo:paragraph-rsid="007a9a0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officeooo:paragraph-rsid="007a9a0d" style:font-size-asian="13pt" style:font-style-asian="normal" style:font-weight-asian="bold" style:font-size-complex="13pt" style:text-emphasize="none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libri1" fo:font-size="10pt" fo:font-weight="bold" officeooo:rsid="00575a22" officeooo:paragraph-rsid="00576ffe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221f1f" style:text-position="-5% 100%" style:font-name="Calibri1" fo:font-size="12pt" fo:letter-spacing="-0.012cm" fo:font-weight="normal" officeooo:rsid="001f30e1" officeooo:paragraph-rsid="00576ffe" style:font-size-asian="12pt" style:font-weight-asian="normal" style:font-name-complex="Lucida Sans" style:font-size-complex="12pt" style:font-weight-complex="normal"/>
    </style:style>
    <style:style style:name="P15" style:family="paragraph" style:parent-style-name="LO-normal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9pt" officeooo:paragraph-rsid="007e9781" style:font-name-asian="Arial1" style:font-size-asian="9pt" style:font-name-complex="Arial1" style:font-size-complex="9pt"/>
    </style:style>
    <style:style style:name="P16" style:family="paragraph" style:parent-style-name="LO-normal">
      <style:text-properties fo:font-weight="bold" officeooo:paragraph-rsid="007ce88d" fo:background-color="transparent" style:font-weight-asian="bold"/>
    </style:style>
    <style:style style:name="P17" style:family="paragraph" style:parent-style-name="LO-normal">
      <style:paragraph-properties fo:text-align="start" style:justify-single-word="false"/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style:text-underline-style="none" fo:font-weight="normal" officeooo:rsid="001f30e1" officeooo:paragraph-rsid="007ce88d" fo:background-color="transparent" style:font-size-asian="11pt" style:font-style-asian="normal" style:font-weight-asian="normal" style:font-name-complex="Lucida Sans" style:font-size-complex="11pt" style:font-weight-complex="normal" style:text-emphasize="none"/>
    </style:style>
    <style:style style:name="P18" style:family="paragraph" style:parent-style-name="LO-normal">
      <style:paragraph-properties fo:padding-left="0cm" fo:padding-right="0cm" fo:padding-top="0cm" fo:padding-bottom="0.035cm" fo:border-left="none" fo:border-right="none" fo:border-top="none" fo:border-bottom="0.74pt solid #000001"/>
      <style:text-properties officeooo:paragraph-rsid="007ce88d"/>
    </style:style>
    <style:style style:name="P19" style:family="paragraph" style:parent-style-name="LO-normal">
      <style:paragraph-properties fo:padding-left="0cm" fo:padding-right="0cm" fo:padding-top="0cm" fo:padding-bottom="0.035cm" fo:border-left="none" fo:border-right="none" fo:border-top="none" fo:border-bottom="0.74pt solid #000001"/>
      <style:text-properties style:text-underline-style="none" officeooo:paragraph-rsid="007ce88d"/>
    </style:style>
    <style:style style:name="T1" style:family="text">
      <style:text-properties fo:font-weight="bold" style:font-weight-asian="bold"/>
    </style:style>
    <style:style style:name="T2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3" style:family="text">
      <style:text-properties fo:color="#221f1f" style:text-position="-5% 100%" fo:font-size="12pt" fo:letter-spacing="-0.012cm" fo:font-weight="normal" officeooo:rsid="005997a4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5" style:family="text"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style:text-underline-style="none" fo:font-weight="normal" officeooo:rsid="001f30e1" fo:background-color="transparent" loext:char-shading-value="0" style:font-size-asian="11pt" style:font-style-asian="normal" style:font-weight-asian="normal" style:font-name-complex="Lucida Sans" style:font-size-complex="11pt" style:font-weight-complex="normal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fo:font-weight="normal" officeooo:rsid="001f30e1" fo:background-color="transparent" loext:char-shading-value="0" style:font-size-asian="11pt" style:font-style-asian="normal" style:font-weight-asian="normal" style:font-name-complex="Lucida Sans" style:font-size-complex="11pt" style:font-weight-complex="normal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Calibri1" fo:font-size="14pt" fo:letter-spacing="-0.012cm" fo:font-style="normal" fo:text-shadow="none" style:text-underline-style="none" fo:font-weight="normal" officeooo:rsid="001f30e1" fo:background-color="transparent" loext:char-shading-value="0" style:font-size-asian="14pt" style:font-style-asian="normal" style:font-weight-asian="normal" style:font-name-complex="Lucida Sans" style:font-size-complex="14pt" style:font-weight-complex="normal" style:text-emphasize="none"/>
    </style:style>
    <style:style style:name="T8" style:family="text">
      <style:text-properties fo:color="#221f1f" style:text-outline="false" style:text-line-through-style="none" style:text-line-through-type="none" style:text-position="-5% 100%" style:font-name="Lucida Sans" fo:font-size="11pt" fo:letter-spacing="-0.012cm" fo:font-style="normal" fo:text-shadow="none" style:text-underline-style="none" fo:font-weight="normal" officeooo:rsid="001f30e1" fo:background-color="transparent" loext:char-shading-value="0" style:font-size-asian="11pt" style:font-style-asian="normal" style:font-weight-asian="normal" style:font-name-complex="Lucida Sans" style:font-size-complex="11pt" style:font-style-complex="normal" style:font-weight-complex="normal" style:text-emphasize="none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<text:placeholder text:placeholder-type="text">&lt;for each="o in objects.filtered(lambda x:x.state in ['purchase', 'done'])"&gt;</text:placeholder></text:span><text:s/></text:p>
      <text:p text:style-name="P4"><text:tab/><text:tab/><text:tab/></text:p>
      <text:p text:style-name="P6"><text:span text:style-name="T9">Orden de Publicidad</text:span><text:span text:style-name="T10"> </text:span><text:span text:style-name="T7"><text:placeholder text:placeholder-type="text">&lt;o.name&gt;</text:placeholder></text:span></text:p>
      <text:p text:style-name="P8"/>
      <text:p text:style-name="P8"><text:span text:style-name="T1">RESPONSABLE</text:span>: </text:p>
      <text:p text:style-name="P8"/>
      <text:p text:style-name="P8">Teléfono de contacto: <text:span text:style-name="T5"><text:placeholder text:placeholder-type="text">&lt;o.partner_id.phone&gt;</text:placeholder></text:span></text:p>
      <text:p text:style-name="P18">Mail: <text:span text:style-name="T5"><text:placeholder text:placeholder-type="text">&lt;o.partner_id.email&gt;</text:placeholder></text:span></text:p>
      <text:p text:style-name="P19"><text:span text:style-name="T6"/></text:p>
      <text:p text:style-name="P8"><text:span text:style-name="T1">Razón Social</text:span>: </text:p>
      <text:p text:style-name="P8"/>
      <text:p text:style-name="P8">CUIT: <text:span text:style-name="T5"><text:placeholder text:placeholder-type="text">&lt;o.partner_id.cuit&gt;</text:placeholder></text:span></text:p>
      <text:p text:style-name="P9">Dirección: <text:span text:style-name="T8"><text:placeholder text:placeholder-type="text">&lt;partner_address(o.partner_id.commercial_partner_id)&gt;</text:placeholder></text:span></text:p>
      <text:p text:style-name="P10">Teléfono: <text:s/><text:span text:style-name="T5"><text:placeholder text:placeholder-type="text">&lt;o.partner_id.phone&gt;</text:placeholder></text:span></text:p>
      <text:p text:style-name="P7"/>
      <text:p text:style-name="P16">NOTAS INTERNAS</text:p>
      <text:p text:style-name="P16"/>
      <text:p text:style-name="P17"><text:placeholder text:placeholder-type="text">&lt;o.internal_notes&gt;</text:placeholder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11"><text:span text:style-name="T2"><text:placeholder text:placeholder-type="text">&lt;/for&gt;</text:placeholder></text:span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AR" style:font-name-asian="Calibri2" style:font-family-asian="Calibri" style:font-family-generic-asian="system" style:font-pitch-asian="variable" style:font-size-asian="11pt" style:language-asian="es" style:country-asian="AR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8pt" fo:font-weight="bold" officeooo:paragraph-rsid="007e9781" style:font-name-asian="Arial1" style:font-size-asian="18pt" style:font-weight-asian="bold" style:font-name-complex="Arial1" style:font-size-complex="18pt"/>
    </style:style>
    <style:style style:name="MP2" style:family="paragraph" style:parent-style-name="LO-normal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9pt" officeooo:paragraph-rsid="007e9781" style:font-name-asian="Arial1" style:font-size-asian="9pt" style:font-name-complex="Arial1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.72cm" svg:y="-0.392cm" svg:width="1.274cm" svg:height="1.716cm" draw:z-index="0"><draw:image xlink:href="Pictures/1000000000000133000001A24C4E4E48922447B5.png" xlink:type="simple" xlink:show="embed" xlink:actuate="onLoad" loext:mime-type="image/png"/><svg:desc>escudo</svg:desc></draw:frame></text:p>
        <text:p text:style-name="MP2"/>
        <text:p text:style-name="MP2"/>
        <text:p text:style-name="MP2">CONCEJO MUNICIPAL DE ROSARIO</text:p>
        <text:p text:style-name="MP2"><text:s text:c="11"/>Secretaria de Prensa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8-19T11:56:35.929618535</dc:date>
    <meta:editing-duration>P2DT8H28M7S</meta:editing-duration>
    <meta:editing-cycles>107</meta:editing-cycles>
    <meta:generator>LibreOffice/6.0.7.3$Linux_X86_64 LibreOffice_project/00m0$Build-3</meta:generator>
    <dc:title>ir.actions.report.xml</dc:title>
    <meta:document-statistic meta:table-count="0" meta:image-count="1" meta:object-count="0" meta:page-count="1" meta:paragraph-count="15" meta:word-count="39" meta:character-count="429" meta:non-whitespace-character-count="38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